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List_20_Paragraph" style:list-style-name="WWNum16">
      <style:text-properties officeooo:paragraph-rsid="001e1c97"/>
    </style:style>
    <style:style style:name="P2" style:family="paragraph" style:parent-style-name="List_20_Paragraph" style:list-style-name="WWNum14">
      <style:text-properties officeooo:paragraph-rsid="001e1c97"/>
    </style:style>
    <style:style style:name="P3" style:family="paragraph" style:parent-style-name="List_20_Paragraph" style:list-style-name="WWNum13">
      <style:text-properties officeooo:paragraph-rsid="001e1c97"/>
    </style:style>
    <style:style style:name="P4" style:family="paragraph" style:parent-style-name="List_20_Paragraph" style:list-style-name="WWNum20">
      <style:paragraph-properties fo:margin-left="0cm" fo:margin-right="0cm" fo:text-indent="0cm" style:auto-text-indent="false"/>
      <style:text-properties officeooo:paragraph-rsid="001e1c97"/>
    </style:style>
    <style:style style:name="P5" style:family="paragraph" style:parent-style-name="Standard">
      <style:text-properties fo:font-size="16pt" officeooo:rsid="001e1c97" officeooo:paragraph-rsid="001e1c97" style:font-size-asian="14pt" style:font-size-complex="16pt"/>
    </style:style>
    <style:style style:name="P6" style:family="paragraph" style:parent-style-name="Standard">
      <style:text-properties officeooo:paragraph-rsid="001e1c97"/>
    </style:style>
    <style:style style:name="P7" style:family="paragraph" style:parent-style-name="Standard">
      <style:paragraph-properties fo:margin-left="1.27cm" fo:margin-right="0cm" fo:text-indent="0cm" style:auto-text-indent="false"/>
      <style:text-properties officeooo:paragraph-rsid="001e1c97"/>
    </style:style>
    <style:style style:name="P8" style:family="paragraph" style:parent-style-name="Standard">
      <style:paragraph-properties fo:margin-left="1.27cm" fo:margin-right="0cm" fo:text-indent="1.27cm" style:auto-text-indent="false"/>
      <style:text-properties officeooo:paragraph-rsid="001e1c97"/>
    </style:style>
    <style:style style:name="P9" style:family="paragraph" style:parent-style-name="Standard">
      <style:paragraph-properties fo:margin-left="2.54cm" fo:margin-right="0cm" fo:text-indent="0cm" style:auto-text-indent="false"/>
      <style:text-properties officeooo:paragraph-rsid="001e1c97"/>
    </style:style>
    <style:style style:name="T1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2" style:family="text">
      <style:text-properties style:font-name="Times New Roman" fo:font-size="14pt" officeooo:rsid="001e1c97" style:font-name-asian="Times New Roman1" style:font-size-asian="14pt" style:font-name-complex="Times New Roman1" style:font-size-complex="14pt"/>
    </style:style>
    <style:style style:name="T3" style:family="text">
      <style:text-properties style:font-name="Times New Roman" fo:font-size="14pt" officeooo:rsid="001f61a1" style:font-name-asian="Times New Roman1" style:font-size-asian="14pt" style:font-name-complex="Times New Roman1" style:font-size-complex="14pt"/>
    </style:style>
    <style:style style:name="T4" style:family="text">
      <style:text-properties style:font-name="Times New Roman" fo:font-size="14pt" style:font-name-asian="Times New Roman1" style:font-name-complex="Times New Roman1" style:font-size-complex="14pt"/>
    </style:style>
    <style:style style:name="T5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Lab 1 <text:s text:c="73"/>Ron Jacob Varghese </text:p>
      <text:p text:style-name="P5"><text:tab/><text:tab/><text:tab/><text:tab/><text:tab/><text:tab/><text:tab/><text:tab/><text:tab/> <text:s text:c="3"/>AM.EN.U4CSE19346</text:p>
      <text:p text:style-name="P5"/>
      <text:p text:style-name="P5"/>
      <text:p text:style-name="P5">1)create table dept (</text:p>
      <text:p text:style-name="P5">dno varchar(6)primary key,</text:p>
      <text:p text:style-name="P5">dname varchar(20) not null,</text:p>
      <text:p text:style-name="P5">emp_nos int </text:p>
      <text:p text:style-name="P5">);</text:p>
      <text:p text:style-name="P5">create table emp(</text:p>
      <text:p text:style-name="P5">eno varchar(6) primary key,</text:p>
      <text:p text:style-name="P5">ename varchar(20) not null,</text:p>
      <text:p text:style-name="P5">basic_sal numeric(6,2) default 5000,</text:p>
      <text:p text:style-name="P5">incentive numeric(6,2) check (incentive&lt;=basic_sal),</text:p>
      <text:p text:style-name="P5">dept_no varchar(6),</text:p>
      <text:p text:style-name="P5">foreign key (dept_no) references dept(dno),</text:p>
      <text:p text:style-name="P5">mgr_id varchar(6),</text:p>
      <text:p text:style-name="P5">foreign key (mgr_id) references emp(eno)</text:p>
      <text:p text:style-name="P5">);</text:p>
      <text:p text:style-name="P5">drop table emp</text:p>
      <text:p text:style-name="P5">ALTER TABLE emp</text:p>
      <text:p text:style-name="P5">add joiningdate date;</text:p>
      <text:p text:style-name="P5"/>
      <text:p text:style-name="P5">alter table dept</text:p>
      <text:p text:style-name="P5">add hod varchar(50);</text:p>
      <text:p text:style-name="P5"/>
      <text:p text:style-name="P5">insert into dept values</text:p>
      <text:p text:style-name="P5">('101','CSE','19301','Gilgamish'),</text:p>
      <text:p text:style-name="P5">('102','PHY','19302','steins'),</text:p>
      <text:p text:style-name="P5">('103','CHE','19303','gray');</text:p>
      <text:p text:style-name="P5">insert into emp values</text:p>
      <text:p text:style-name="P5">('e1','jenny',4000.00,2000.00,'101','e1'),</text:p>
      <text:p text:style-name="P5">('e2','jemmy',6000.00,1000.00,'101','e2'),</text:p>
      <text:p text:style-name="P5">('e3','jelly',3000.00,1500.00,'102','e3');</text:p>
      <text:p text:style-name="P5"/>
      <text:p text:style-name="P5"/>
      <text:p text:style-name="P5">select eno from emp where dept_no='101';</text:p>
      <text:p text:style-name="P5">select eno, ename, joiningdate from emp;</text:p>
      <text:p text:style-name="P5"/>
      <text:p text:style-name="P5"><text:soft-page-break/>select * from dept;</text:p>
      <text:p text:style-name="P5">2)<text:span text:style-name="T4">create table Student (</text:span></text:p>
      <text:p text:style-name="P7"><text:span text:style-name="T1"><text:s text:c="12"/>Sno varchar </text:span><text:span text:style-name="T2">primary</text:span><text:span text:style-name="T1">,</text:span></text:p>
      <text:p text:style-name="P7"><text:span text:style-name="T1"><text:s text:c="12"/>Sname varchar </text:span><text:span text:style-name="T2">not null</text:span><text:span text:style-name="T1">,</text:span></text:p>
      <text:p text:style-name="P7"><text:span text:style-name="T1"><text:s text:c="12"/>Age numeric CHECK(Age&gt;0),</text:span></text:p>
      <text:p text:style-name="P7"><text:span text:style-name="T1"><text:s text:c="12"/>Gender char(1) CHECk(Gender='M' OR Gender='F'));</text:span></text:p>
      <text:p text:style-name="P7"><text:span text:style-name="T1">create table Course (</text:span></text:p>
      <text:p text:style-name="P7"><text:span text:style-name="T1"><text:s text:c="12"/>Cno varchar PRIMARY KEY,</text:span></text:p>
      <text:p text:style-name="P7"><text:span text:style-name="T1"><text:s text:c="12"/>Cname char(10) NOT NULL,</text:span></text:p>
      <text:p text:style-name="P7"><text:span text:style-name="T1"><text:s text:c="12"/>Credits numeric);</text:span></text:p>
      <text:p text:style-name="P7"><text:span text:style-name="T1">create table Student_Course (</text:span></text:p>
      <text:p text:style-name="P7"><text:span text:style-name="T1"><text:s text:c="12"/>Sno varchar REFERENCES Student(Sno),</text:span></text:p>
      <text:p text:style-name="P7"><text:span text:style-name="T1"><text:s text:c="12"/>Cno varchar REFERENCES Course(Cno));</text:span></text:p>
      <text:p text:style-name="P6"><text:span text:style-name="T1"><text:s/></text:span></text:p>
      <text:list xml:id="list1091665093" text:style-name="WWNum16">
        <text:list-item>
          <text:list>
            <text:list-item>
              <text:p text:style-name="P1"><text:span text:style-name="T1">ALTER TABLE Course ALTER COLUMN Cname type Varchar;</text:span></text:p>
            </text:list-item>
            <text:list-item>
              <text:p text:style-name="P1"><text:span text:style-name="T5"><text:s/></text:span><text:span text:style-name="T1">ALTER TABLE Course ADD CONSTRAINT Credits check(Credits&gt;0);</text:span></text:p>
            </text:list-item>
            <text:list-item>
              <text:p text:style-name="P1"><text:span text:style-name="T1">ALTER TABLE Student ADD COLUMN dob date; <text:s text:c="18"/>ALTER TABLE Student ADD COLUMN Cgpa numeric;</text:span></text:p>
            </text:list-item>
            <text:list-item>
              <text:p text:style-name="P1"><text:span text:style-name="T1">ALTER TABLE Student DROP COLUMN Age;</text:span></text:p>
            </text:list-item>
            <text:list-item>
              <text:p text:style-name="P1"><text:span text:style-name="T5"><text:s/></text:span><text:span text:style-name="T1">SELECT dob, Sno from student where (Sname='Rahul');</text:span></text:p>
            </text:list-item>
          </text:list>
        </text:list-item>
      </text:list>
      <text:list xml:id="list1197542182" text:style-name="WWNum20">
        <text:list-header>
          <text:p text:style-name="P4"><text:span text:style-name="T3">3)</text:span><text:span text:style-name="T1">create table Supplier (</text:span></text:p>
        </text:list-header>
      </text:list>
      <text:p text:style-name="P6"><text:span text:style-name="T1"><text:s text:c="12"/>Sno varchar PRIMARY KEY,</text:span></text:p>
      <text:p text:style-name="P6"><text:span text:style-name="T1"><text:s text:c="12"/>Sname varchar(10) NOT NULL,</text:span></text:p>
      <text:p text:style-name="P6"><text:span text:style-name="T1"><text:s text:c="12"/>City varchar);</text:span></text:p>
      <text:p text:style-name="P7"><text:span text:style-name="T1">create table Parts (</text:span></text:p>
      <text:p text:style-name="P7"><text:span text:style-name="T1"><text:s text:c="12"/>Pno varchar PRIMARY KEY,</text:span></text:p>
      <text:p text:style-name="P7"><text:span text:style-name="T1"><text:s text:c="12"/>Pname varchar NOT NULL,</text:span></text:p>
      <text:p text:style-name="P7"><text:span text:style-name="T1"><text:s text:c="12"/>Color char(10),</text:span></text:p>
      <text:p text:style-name="P7"><text:span text:style-name="T1"><text:s text:c="12"/>Weight numeric);</text:span></text:p>
      <text:p text:style-name="P7"><text:span text:style-name="T1">create table Supplier_parts (</text:span></text:p>
      <text:p text:style-name="P7"><text:span text:style-name="T1"><text:s text:c="12"/>Sno varchar REFERENCES Supplier(Sno),</text:span></text:p>
      <text:p text:style-name="P7"><text:span text:style-name="T1"><text:s text:c="12"/>Pno varchar REFERENCES Parts(Pno),</text:span></text:p>
      <text:p text:style-name="P7"><text:span text:style-name="T1"><text:s text:c="12"/>qty numeric);</text:span></text:p>
      <text:list xml:id="list1802555865" text:style-name="WWNum14">
        <text:list-item>
          <text:list>
            <text:list-item>
              <text:p text:style-name="P2"><text:span text:style-name="T1"><text:s/>ALTER TABLE Supplier_parts ADD COLUMN date date;</text:span></text:p>
            </text:list-item>
            <text:list-item>
              <text:p text:style-name="P2"><text:span text:style-name="T1">ALTER TABLE Supplier_parts RENAME TO Parts_Supplied;</text:span></text:p>
            </text:list-item>
            <text:list-item>
              <text:p text:style-name="P2"><text:span text:style-name="T1">SELECT * from Supplier where(city like 't%a'); </text:span></text:p>
            </text:list-item>
            <text:list-item>
              <text:p text:style-name="P2"><text:span text:style-name="T1">drop table parts_supplied; </text:span></text:p>
            </text:list-item>
            <text:list-item>
              <text:p text:style-name="P2"><text:span text:style-name="T1">ALTER TABLE Supplier ALTER COLUMN Sname TYPE varchar(25);</text:span></text:p>
            </text:list-item>
          </text:list>
        </text:list-item>
      </text:list>
      <text:list xml:id="list160410112993154" text:continue-list="list1197542182" text:style-name="WWNum20">
        <text:list-header>
          <text:p text:style-name="P4"><text:span text:style-name="T3">4)</text:span><text:span text:style-name="T1">create table Programmer (</text:span></text:p>
        </text:list-header>
      </text:list>
      <text:p text:style-name="P7"><text:span text:style-name="T1"><text:s text:c="12"/>Pname varchar(20) NOT NULL,</text:span></text:p>
      <text:p text:style-name="P7"><text:span text:style-name="T1"><text:s text:c="12"/>DoB date NOT NULL,</text:span></text:p>
      <text:p text:style-name="P7"><text:span text:style-name="T1"><text:s text:c="12"/>Doj date CHECK(Doj&gt;DoB),</text:span></text:p>
      <text:p text:style-name="P7"><text:soft-page-break/><text:span text:style-name="T1"><text:s text:c="12"/>Gender char CHECK(Gender='M' OR Gender='F'),</text:span></text:p>
      <text:p text:style-name="P7"><text:span text:style-name="T1"><text:s text:c="12"/>Sal numeric);</text:span></text:p>
      <text:p text:style-name="P7"><text:span text:style-name="T1">create table Studies (</text:span></text:p>
      <text:p text:style-name="P7"><text:span text:style-name="T1"><text:s text:c="12"/>Pname varchar,</text:span></text:p>
      <text:p text:style-name="P7"><text:span text:style-name="T1"><text:s text:c="12"/>study_place varchar NOT NULL,</text:span></text:p>
      <text:p text:style-name="P7"><text:span text:style-name="T1"><text:s text:c="12"/>course varchar,</text:span></text:p>
      <text:p text:style-name="P7"><text:span text:style-name="T1"><text:s text:c="12"/>course_fee numeric);</text:span></text:p>
      <text:p text:style-name="P7"><text:span text:style-name="T1">create table Software (</text:span></text:p>
      <text:p text:style-name="P7"><text:span text:style-name="T1"><text:s text:c="12"/>Pname varchar,</text:span></text:p>
      <text:p text:style-name="P7"><text:span text:style-name="T1"><text:s text:c="12"/>title varchar NOT NULL,</text:span></text:p>
      <text:p text:style-name="P8"><text:span text:style-name="T1"><text:s text:c="2"/>development_cost int NOT NULL,</text:span></text:p>
      <text:p text:style-name="P6"><text:span text:style-name="T1"><text:s text:c="22"/>selling_cost int CHECK(selling_cost&gt;development_cost));</text:span></text:p>
      <text:list xml:id="list3943735135" text:style-name="WWNum13">
        <text:list-item>
          <text:list>
            <text:list-item>
              <text:p text:style-name="P3"><text:span text:style-name="T1">ALTER TABLE Software ADD COLUMN Sw_id numeric NOT NULL;</text:span></text:p>
            </text:list-item>
          </text:list>
        </text:list-item>
      </text:list>
      <text:p text:style-name="P9"><text:span text:style-name="T1">ALTER TABLE Software ADD COLUMN developed_in date NOT NULL;</text:span></text:p>
      <text:list xml:id="list160411684606024" text:continue-numbering="true" text:style-name="WWNum13">
        <text:list-item>
          <text:list>
            <text:list-item>
              <text:p text:style-name="P3"><text:span text:style-name="T1">ALTER TABLE software ADD PRIMARY KEY(Sw_id);</text:span></text:p>
            </text:list-item>
            <text:list-item>
              <text:p text:style-name="P3"><text:span text:style-name="T1">ALTER TABLE Software DROP CONSTRAINT CHECK;</text:span></text:p>
            </text:list-item>
            <text:list-item>
              <text:p text:style-name="P3"><text:span text:style-name="T1">ALTER TABLE Programmer RENAME COLUMN Doj TO hire_date;</text:span></text:p>
            </text:list-item>
            <text:list-item>
              <text:p text:style-name="P3"><text:span text:style-name="T1">ALTER TABLE Programmer ADD PRIMARY KEY (Pname);</text:span></text:p>
            </text:list-item>
          </text:list>
        </text:list-item>
      </text:list>
      <text:p text:style-name="P9"><text:span text:style-name="T1">ALTER TABLE Studies ADD FOREIGN KEY (Pname) REFERENCES Programmer (Pname);</text:span>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1" svg:font-family="Times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 text:display-levels="2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8-21T15:58:45.575303207</meta:creation-date>
    <dc:date>2020-08-21T16:04:08.666273423</dc:date>
    <meta:editing-duration>PT5M23S</meta:editing-duration>
    <meta:editing-cycles>2</meta:editing-cycles>
    <meta:generator>LibreOffice/6.4.4.2$Linux_X86_64 LibreOffice_project/40$Build-2</meta:generator>
    <meta:document-statistic meta:table-count="0" meta:image-count="0" meta:object-count="0" meta:page-count="3" meta:paragraph-count="92" meta:word-count="384" meta:character-count="3297" meta:non-whitespace-character-count="2523"/>
  </office:meta>
</office:document-meta>
</file>